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2z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1" office:value-type="float" office:value="2" calcext:value-type="float">
            <text:p>2</text:p>
          </table:table-cell>
          <table:table-cell office:value-type="float" office:value="44.1" calcext:value-type="float">
            <text:p>44,1</text:p>
          </table:table-cell>
          <table:table-cell table:formula="of:=[.C2]-41.6" office:value-type="float" office:value="2.5" calcext:value-type="float">
            <text:p>2,5</text:p>
          </table:table-cell>
          <table:table-cell table:formula="of:=SQRT([.D2]*[.B2]*578/100000)*2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+1" office:value-type="float" office:value="3" calcext:value-type="float">
            <text:p>3</text:p>
          </table:table-cell>
          <table:table-cell office:value-type="float" office:value="43.8" calcext:value-type="float">
            <text:p>43,8</text:p>
          </table:table-cell>
          <table:table-cell table:formula="of:=[.C3]-41.6" office:value-type="float" office:value="2.2" calcext:value-type="float">
            <text:p>2,2</text:p>
          </table:table-cell>
          <table:table-cell table:formula="of:=SQRT([.D3]*[.B3]*578/100000)*2" office:value-type="float" office:value="0.390630259964586" calcext:value-type="float">
            <text:p>0,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+1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C4]-41.6" office:value-type="float" office:value="1.4" calcext:value-type="float">
            <text:p>1,4</text:p>
          </table:table-cell>
          <table:table-cell table:formula="of:=SQRT([.D4]*[.B4]*578/100000)*2" office:value-type="float" office:value="0.359822178304784" calcext:value-type="float">
            <text:p>0,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+1" office:value-type="float" office:value="5" calcext:value-type="float">
            <text:p>5</text:p>
          </table:table-cell>
          <table:table-cell office:value-type="float" office:value="42.75" calcext:value-type="float">
            <text:p>42,75</text:p>
          </table:table-cell>
          <table:table-cell table:formula="of:=[.C5]-41.6" office:value-type="float" office:value="1.15" calcext:value-type="float">
            <text:p>1,15</text:p>
          </table:table-cell>
          <table:table-cell table:formula="of:=SQRT([.D5]*[.B5]*578/100000)*2" office:value-type="float" office:value="0.364609380021962" calcext:value-type="float">
            <text:p>0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+1"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table:formula="of:=[.C6]-41.6" office:value-type="float" office:value="1" calcext:value-type="float">
            <text:p>1</text:p>
          </table:table-cell>
          <table:table-cell table:formula="of:=SQRT([.D6]*[.B6]*578/100000)*2" office:value-type="float" office:value="0.372451339103513" calcext:value-type="float">
            <text:p>0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6:15:11.746039453</meta:creation-date>
    <dc:date>2022-04-24T16:24:59.516199642</dc:date>
    <meta:editing-duration>PT9M47S</meta:editing-duration>
    <meta:editing-cycles>2</meta:editing-cycles>
    <meta:generator>LibreOffice/6.4.7.2$Linux_X86_64 LibreOffice_project/40$Build-2</meta:generator>
    <meta:document-statistic meta:table-count="1" meta:cell-count="30" meta:object-count="0"/>
  </office:meta>
</office:document-meta>
</file>